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8pt" svg:height="11.28pt" svg:x="316.09pt" svg:y="155.11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0.77pt" svg:height="0.77pt" svg:x="805.46pt" svg:y="143.8pt">
            <draw:object draw:notify-on-update-of-ranges="Sheet1.I22:Sheet1.J22 Sheet1.I23:Sheet1.J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291.91pt" svg:y="240.94pt">
            <draw:object draw:notify-on-update-of-ranges="Sheet1.C20:Sheet1.C20 Sheet1.C21:Sheet1.C28 Sheet1.D20:Sheet1.D20 Sheet1.D21:Sheet1.D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7"/>
          <table:table-cell office:value-type="string" calcext:value-type="string">
            <text:p>12 metriseis gia kathe </text:p>
          </table:table-cell>
          <table:table-cell/>
          <table:table-cell office:value-type="float" office:value="6.9544" calcext:value-type="float">
            <text:p>6.9544</text:p>
          </table:table-cell>
          <table:table-cell office:value-type="float" office:value="6.9194" calcext:value-type="float">
            <text:p>6.9194</text:p>
          </table:table-cell>
          <table:table-cell office:value-type="float" office:value="3.607" calcext:value-type="float">
            <text:p>3.607</text:p>
          </table:table-cell>
          <table:table-cell office:value-type="float" office:value="1.9309" calcext:value-type="float">
            <text:p>1.9309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522" calcext:value-type="float">
            <text:p>0.522</text:p>
          </table:table-cell>
          <table:table-cell office:value-type="float" office:value="0.4337" calcext:value-type="float">
            <text:p>0.4337</text:p>
          </table:table-cell>
          <table:table-cell office:value-type="float" office:value="0.2689" calcext:value-type="float">
            <text:p>0.268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rithmo threads</text:p>
          </table:table-cell>
          <table:table-cell/>
          <table:table-cell office:value-type="float" office:value="6.8907" calcext:value-type="float">
            <text:p>6.8907</text:p>
          </table:table-cell>
          <table:table-cell office:value-type="float" office:value="6.9269" calcext:value-type="float">
            <text:p>6.9269</text:p>
          </table:table-cell>
          <table:table-cell office:value-type="float" office:value="3.543" calcext:value-type="float">
            <text:p>3.543</text:p>
          </table:table-cell>
          <table:table-cell office:value-type="float" office:value="1.9436" calcext:value-type="float">
            <text:p>1.9436</text:p>
          </table:table-cell>
          <table:table-cell office:value-type="float" office:value="1.0156" calcext:value-type="float">
            <text:p>1.0156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2441" calcext:value-type="float">
            <text:p>0.2441</text:p>
          </table:table-cell>
        </table:table-row>
        <table:table-row table:style-name="ro1">
          <table:table-cell table:number-columns-repeated="9"/>
          <table:table-cell office:value-type="float" office:value="6.8665" calcext:value-type="float">
            <text:p>6.8665</text:p>
          </table:table-cell>
          <table:table-cell office:value-type="float" office:value="6.9106" calcext:value-type="float">
            <text:p>6.9106</text:p>
          </table:table-cell>
          <table:table-cell office:value-type="float" office:value="3.5507" calcext:value-type="float">
            <text:p>3.5507</text:p>
          </table:table-cell>
          <table:table-cell office:value-type="float" office:value="1.98" calcext:value-type="float">
            <text:p>1.98</text:p>
          </table:table-cell>
          <table:table-cell office:value-type="float" office:value="0.997" calcext:value-type="float">
            <text:p>0.997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4249" calcext:value-type="float">
            <text:p>0.4249</text:p>
          </table:table-cell>
          <table:table-cell office:value-type="float" office:value="0.2332" calcext:value-type="float">
            <text:p>0.2332</text:p>
          </table:table-cell>
        </table:table-row>
        <table:table-row table:style-name="ro1">
          <table:table-cell table:number-columns-repeated="9"/>
          <table:table-cell office:value-type="float" office:value="6.8849" calcext:value-type="float">
            <text:p>6.8849</text:p>
          </table:table-cell>
          <table:table-cell office:value-type="float" office:value="6.9507" calcext:value-type="float">
            <text:p>6.9507</text:p>
          </table:table-cell>
          <table:table-cell office:value-type="float" office:value="3.647" calcext:value-type="float">
            <text:p>3.647</text:p>
          </table:table-cell>
          <table:table-cell office:value-type="float" office:value="1.9212" calcext:value-type="float">
            <text:p>1.9212</text:p>
          </table:table-cell>
          <table:table-cell office:value-type="float" office:value="1.0198" calcext:value-type="float">
            <text:p>1.0198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4294" calcext:value-type="float">
            <text:p>0.4294</text:p>
          </table:table-cell>
          <table:table-cell office:value-type="float" office:value="0.2491" calcext:value-type="float">
            <text:p>0.2491</text:p>
          </table:table-cell>
        </table:table-row>
        <table:table-row table:style-name="ro1">
          <table:table-cell table:number-columns-repeated="9"/>
          <table:table-cell office:value-type="float" office:value="6.9201" calcext:value-type="float">
            <text:p>6.9201</text:p>
          </table:table-cell>
          <table:table-cell office:value-type="float" office:value="6.9187" calcext:value-type="float">
            <text:p>6.9187</text:p>
          </table:table-cell>
          <table:table-cell office:value-type="float" office:value="3.5722" calcext:value-type="float">
            <text:p>3.5722</text:p>
          </table:table-cell>
          <table:table-cell office:value-type="float" office:value="1.9402" calcext:value-type="float">
            <text:p>1.9402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5089" calcext:value-type="float">
            <text:p>0.5089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2414" calcext:value-type="float">
            <text:p>0.2414</text:p>
          </table:table-cell>
        </table:table-row>
        <table:table-row table:style-name="ro1">
          <table:table-cell table:number-columns-repeated="9"/>
          <table:table-cell office:value-type="float" office:value="7.0813" calcext:value-type="float">
            <text:p>7.0813</text:p>
          </table:table-cell>
          <table:table-cell office:value-type="float" office:value="6.9324" calcext:value-type="float">
            <text:p>6.9324</text:p>
          </table:table-cell>
          <table:table-cell office:value-type="float" office:value="3.567" calcext:value-type="float">
            <text:p>3.567</text:p>
          </table:table-cell>
          <table:table-cell office:value-type="float" office:value="1.9398" calcext:value-type="float">
            <text:p>1.9398</text:p>
          </table:table-cell>
          <table:table-cell office:value-type="float" office:value="1.0397" calcext:value-type="float">
            <text:p>1.0397</text:p>
          </table:table-cell>
          <table:table-cell office:value-type="float" office:value="0.5356" calcext:value-type="float">
            <text:p>0.5356</text:p>
          </table:table-cell>
          <table:table-cell office:value-type="float" office:value="0.4328" calcext:value-type="float">
            <text:p>0.4328</text:p>
          </table:table-cell>
          <table:table-cell office:value-type="float" office:value="0.2373" calcext:value-type="float">
            <text:p>0.2373</text:p>
          </table:table-cell>
        </table:table-row>
        <table:table-row table:style-name="ro1">
          <table:table-cell table:number-columns-repeated="9"/>
          <table:table-cell office:value-type="float" office:value="6.8639" calcext:value-type="float">
            <text:p>6.8639</text:p>
          </table:table-cell>
          <table:table-cell office:value-type="float" office:value="6.9031" calcext:value-type="float">
            <text:p>6.9031</text:p>
          </table:table-cell>
          <table:table-cell office:value-type="float" office:value="3.687" calcext:value-type="float">
            <text:p>3.687</text:p>
          </table:table-cell>
          <table:table-cell office:value-type="float" office:value="1.9595" calcext:value-type="float">
            <text:p>1.9595</text:p>
          </table:table-cell>
          <table:table-cell office:value-type="float" office:value="1.032" calcext:value-type="float">
            <text:p>1.032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43" calcext:value-type="float">
            <text:p>0.43</text:p>
          </table:table-cell>
          <table:table-cell office:value-type="float" office:value="0.2347" calcext:value-type="float">
            <text:p>0.2347</text:p>
          </table:table-cell>
        </table:table-row>
        <table:table-row table:style-name="ro1">
          <table:table-cell table:number-columns-repeated="9"/>
          <table:table-cell office:value-type="float" office:value="6.8992" calcext:value-type="float">
            <text:p>6.8992</text:p>
          </table:table-cell>
          <table:table-cell office:value-type="float" office:value="6.9095" calcext:value-type="float">
            <text:p>6.9095</text:p>
          </table:table-cell>
          <table:table-cell office:value-type="float" office:value="3.6139" calcext:value-type="float">
            <text:p>3.6139</text:p>
          </table:table-cell>
          <table:table-cell office:value-type="float" office:value="1.9593" calcext:value-type="float">
            <text:p>1.9593</text:p>
          </table:table-cell>
          <table:table-cell office:value-type="float" office:value="1.0377" calcext:value-type="float">
            <text:p>1.0377</text:p>
          </table:table-cell>
          <table:table-cell office:value-type="float" office:value="0.5314" calcext:value-type="float">
            <text:p>0.5314</text:p>
          </table:table-cell>
          <table:table-cell office:value-type="float" office:value="0.4319" calcext:value-type="float">
            <text:p>0.4319</text:p>
          </table:table-cell>
          <table:table-cell office:value-type="float" office:value="0.2311" calcext:value-type="float">
            <text:p>0.2311</text:p>
          </table:table-cell>
        </table:table-row>
        <table:table-row table:style-name="ro1">
          <table:table-cell table:number-columns-repeated="9"/>
          <table:table-cell office:value-type="float" office:value="6.9285" calcext:value-type="float">
            <text:p>6.9285</text:p>
          </table:table-cell>
          <table:table-cell office:value-type="float" office:value="6.9208" calcext:value-type="float">
            <text:p>6.9208</text:p>
          </table:table-cell>
          <table:table-cell office:value-type="float" office:value="3.6294" calcext:value-type="float">
            <text:p>3.6294</text:p>
          </table:table-cell>
          <table:table-cell office:value-type="float" office:value="1.9523" calcext:value-type="float">
            <text:p>1.9523</text:p>
          </table:table-cell>
          <table:table-cell office:value-type="float" office:value="1.0048" calcext:value-type="float">
            <text:p>1.0048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table:number-columns-repeated="9"/>
          <table:table-cell office:value-type="float" office:value="6.9579" calcext:value-type="float">
            <text:p>6.9579</text:p>
          </table:table-cell>
          <table:table-cell office:value-type="float" office:value="6.9361" calcext:value-type="float">
            <text:p>6.9361</text:p>
          </table:table-cell>
          <table:table-cell office:value-type="float" office:value="3.6419" calcext:value-type="float">
            <text:p>3.6419</text:p>
          </table:table-cell>
          <table:table-cell office:value-type="float" office:value="1.9671" calcext:value-type="float">
            <text:p>1.9671</text:p>
          </table:table-cell>
          <table:table-cell office:value-type="float" office:value="1.0432" calcext:value-type="float">
            <text:p>1.0432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4296" calcext:value-type="float">
            <text:p>0.4296</text:p>
          </table:table-cell>
          <table:table-cell office:value-type="float" office:value="0.2393" calcext:value-type="float">
            <text:p>0.2393</text:p>
          </table:table-cell>
        </table:table-row>
        <table:table-row table:style-name="ro1">
          <table:table-cell table:number-columns-repeated="9"/>
          <table:table-cell office:value-type="float" office:value="6.8866" calcext:value-type="float">
            <text:p>6.8866</text:p>
          </table:table-cell>
          <table:table-cell office:value-type="float" office:value="6.9469" calcext:value-type="float">
            <text:p>6.9469</text:p>
          </table:table-cell>
          <table:table-cell office:value-type="float" office:value="3.6236" calcext:value-type="float">
            <text:p>3.6236</text:p>
          </table:table-cell>
          <table:table-cell office:value-type="float" office:value="1.9559" calcext:value-type="float">
            <text:p>1.9559</text:p>
          </table:table-cell>
          <table:table-cell office:value-type="float" office:value="1.015" calcext:value-type="float">
            <text:p>1.015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2513" calcext:value-type="float">
            <text:p>0.2513</text:p>
          </table:table-cell>
        </table:table-row>
        <table:table-row table:style-name="ro1">
          <table:table-cell table:number-columns-repeated="9"/>
          <table:table-cell office:value-type="float" office:value="6.871" calcext:value-type="float">
            <text:p>6.871</text:p>
          </table:table-cell>
          <table:table-cell office:value-type="float" office:value="7.0594" calcext:value-type="float">
            <text:p>7.0594</text:p>
          </table:table-cell>
          <table:table-cell office:value-type="float" office:value="3.6904" calcext:value-type="float">
            <text:p>3.6904</text:p>
          </table:table-cell>
          <table:table-cell office:value-type="float" office:value="1.9229" calcext:value-type="float">
            <text:p>1.9229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2366" calcext:value-type="float">
            <text:p>0.236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tandard dev</text:p>
          </table:table-cell>
          <table:table-cell table:formula="of:=STDEV([.J1:.J12])" office:value-type="float" office:value="0.0607953322570278" calcext:value-type="float">
            <text:p>0.060795332257028</text:p>
          </table:table-cell>
          <table:table-cell table:formula="of:=STDEV([.K1:.K12])" office:value-type="float" office:value="0.0414437506712046" calcext:value-type="float">
            <text:p>0.041443750671205</text:p>
          </table:table-cell>
          <table:table-cell table:formula="of:=STDEV([.L1:.L12])" office:value-type="float" office:value="0.0490024697893335" calcext:value-type="float">
            <text:p>0.049002469789334</text:p>
          </table:table-cell>
          <table:table-cell table:formula="of:=STDEV([.M1:.M12])" office:value-type="float" office:value="0.0178805188555997" calcext:value-type="float">
            <text:p>0.0178805188556</text:p>
          </table:table-cell>
          <table:table-cell table:formula="of:=STDEV([.N1:.N12])" office:value-type="float" office:value="0.017257751881401" calcext:value-type="float">
            <text:p>0.017257751881401</text:p>
          </table:table-cell>
          <table:table-cell table:formula="of:=STDEV([.O1:.O12])" office:value-type="float" office:value="0.0203717477419245" calcext:value-type="float">
            <text:p>0.020371747741925</text:p>
          </table:table-cell>
          <table:table-cell table:formula="of:=STDEV([.P1:.P12])" office:value-type="float" office:value="0.00396404293160864" calcext:value-type="float">
            <text:p>0.003964042931609</text:p>
          </table:table-cell>
          <table:table-cell table:formula="of:=STDEV([.Q1:.Q12])" office:value-type="float" office:value="0.010757773792458" calcext:value-type="float">
            <text:p>0.010757773792458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num threads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32 threads</text:p>
          </table:table-cell>
          <table:table-cell office:value-type="string" calcext:value-type="string">
            <text:p>64 threads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num threads</text:p>
          </table:table-cell>
          <table:table-cell office:value-type="string" calcext:value-type="string">
            <text:p>avg tim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equential</text:p>
          </table:table-cell>
          <table:table-cell office:value-type="float" office:value="6.90598" calcext:value-type="float">
            <text:p>6.9059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 thr</text:p>
          </table:table-cell>
          <table:table-cell office:value-type="float" office:value="6.9272" calcext:value-type="float">
            <text:p>6.927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 thr</text:p>
          </table:table-cell>
          <table:table-cell office:value-type="float" office:value="3.61397" calcext:value-type="float">
            <text:p>3.6139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4 thr</text:p>
          </table:table-cell>
          <table:table-cell office:value-type="float" office:value="1.94715" calcext:value-type="float">
            <text:p>1.947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8 thr</text:p>
          </table:table-cell>
          <table:table-cell office:value-type="float" office:value="1.101865" calcext:value-type="float">
            <text:p>1.10186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6 thr</text:p>
          </table:table-cell>
          <table:table-cell office:value-type="float" office:value="0.53831" calcext:value-type="float">
            <text:p>0.5383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2 thr</text:p>
          </table:table-cell>
          <table:table-cell office:value-type="float" office:value="0.43052" calcext:value-type="float">
            <text:p>0.4305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64 thr</text:p>
          </table:table-cell>
          <table:table-cell office:value-type="float" office:value="0.242" calcext:value-type="float">
            <text:p>0.24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3:45:55.004087395</meta:creation-date>
    <dc:date>2021-11-17T15:21:34.693380670</dc:date>
    <meta:editing-duration>PT20M28S</meta:editing-duration>
    <meta:editing-cycles>3</meta:editing-cycles>
    <meta:generator>LibreOffice/6.0.7.3$Linux_X86_64 LibreOffice_project/00m0$Build-3</meta:generator>
    <meta:document-statistic meta:table-count="1" meta:cell-count="1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0.276cm" svg:height="0.399cm" xlink:href=".." xlink:type="simple" chart:class="chart:line" chart:style-name="ch1">
        <chart:plot-area chart:style-name="ch2" svg:x="0cm" svg:y="0cm" svg:width="-32.767cm" svg:height="-32.767cm">
          <chartooo:coordinate-region svg:x="0cm" svg:y="0cm" svg:width="0cm" svg:height="0cm"/>
          <chart:axis chart:dimension="x" chart:name="primary-x" chart:style-name="ch3">
            <chart:title svg:x="-0.224cm" svg:y="-0.581cm" chart:style-name="ch4">
              <text:p>time</text:p>
            </chart:title>
            <chart:grid chart:style-name="ch5" chart:class="major"/>
          </chart:axis>
          <chart:axis chart:dimension="y" chart:name="primary-y" chart:style-name="ch3">
            <chart:title svg:x="0cm" svg:y="0cm" chart:style-name="ch6">
              <text:p>threads</text:p>
            </chart:title>
            <chart:grid chart:style-name="ch5" chart:class="major"/>
          </chart:axi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0.028cm" svg:height="0.028cm" xlink:href=".." xlink:type="simple" chart:class="chart:bubble" chart:style-name="ch1">
        <chart:legend chart:legend-position="end" svg:x="-0.21cm" svg:y="0cm" style:legend-expansion="high" chart:style-name="ch2"/>
        <chart:plot-area chart:style-name="ch3" table:cell-range-address="Sheet1.I22:Sheet1.J32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:categories table:cell-range-address="Sheet1.I23:Sheet1.J32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92cm" svg:y="4.203cm" style:legend-expansion="high" chart:style-name="ch2"/>
        <chart:plot-area chart:style-name="ch3" table:cell-range-address="Sheet1.C20:Sheet1.D28" chart:data-source-has-labels="both" svg:x="1.679cm" svg:y="0.363cm" svg:width="13.279cm" svg:height="8.643cm">
          <chartooo:coordinate-region svg:x="2.115cm" svg:y="0.562cm" svg:width="12.843cm" svg:height="7.797cm"/>
          <chart:axis chart:dimension="x" chart:name="primary-x" chart:style-name="ch4" chartooo:axis-type="auto">
            <chartooo:date-scale/>
            <chart:categories table:cell-range-address="Sheet1.C21:Sheet1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1:Sheet1.D28" chart:label-cell-address="Sheet1.D20:Sheet1.D20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time</text:p>
                <draw:g>
                  <svg:desc>Sheet1.D20:Sheet1.D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quential</text:p>
                <draw:g>
                  <svg:desc>Sheet1.C21:Sheet1.C28</svg:desc>
                </draw:g>
              </table:table-cell>
              <table:table-cell office:value-type="float" office:value="6.90598">
                <text:p>6.90598</text:p>
                <draw:g>
                  <svg:desc>Sheet1.D21:Sheet1.D28</svg:desc>
                </draw:g>
              </table:table-cell>
            </table:table-row>
            <table:table-row>
              <table:table-cell office:value-type="string">
                <text:p>1 thr</text:p>
              </table:table-cell>
              <table:table-cell office:value-type="float" office:value="6.9272">
                <text:p>6.9272</text:p>
              </table:table-cell>
            </table:table-row>
            <table:table-row>
              <table:table-cell office:value-type="string">
                <text:p>2 thr</text:p>
              </table:table-cell>
              <table:table-cell office:value-type="float" office:value="3.61397">
                <text:p>3.61397</text:p>
              </table:table-cell>
            </table:table-row>
            <table:table-row>
              <table:table-cell office:value-type="string">
                <text:p>4 thr</text:p>
              </table:table-cell>
              <table:table-cell office:value-type="float" office:value="1.94715">
                <text:p>1.94715</text:p>
              </table:table-cell>
            </table:table-row>
            <table:table-row>
              <table:table-cell office:value-type="string">
                <text:p>8 thr</text:p>
              </table:table-cell>
              <table:table-cell office:value-type="float" office:value="1.101865">
                <text:p>1.101865</text:p>
              </table:table-cell>
            </table:table-row>
            <table:table-row>
              <table:table-cell office:value-type="string">
                <text:p>16 thr</text:p>
              </table:table-cell>
              <table:table-cell office:value-type="float" office:value="0.53831">
                <text:p>0.53831</text:p>
              </table:table-cell>
            </table:table-row>
            <table:table-row>
              <table:table-cell office:value-type="string">
                <text:p>32 thr</text:p>
              </table:table-cell>
              <table:table-cell office:value-type="float" office:value="0.43052">
                <text:p>0.43052</text:p>
              </table:table-cell>
            </table:table-row>
            <table:table-row>
              <table:table-cell office:value-type="string">
                <text:p>64 thr</text:p>
              </table:table-cell>
              <table:table-cell office:value-type="float" office:value="0.242">
                <text:p>0.2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